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monospace" fo:font-size="14pt" fo:letter-spacing="normal" fo:font-style="normal" fo:font-weight="normal" officeooo:rsid="001bded7" officeooo:paragraph-rsid="001bded7" style:font-weight-asian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monospace" fo:font-size="14pt" fo:letter-spacing="normal" fo:font-style="normal" fo:font-weight="normal" style:font-weight-asian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monospace" fo:font-size="14pt" fo:letter-spacing="normal" fo:font-style="normal" fo:font-weight="normal" officeooo:paragraph-rsid="001e7a2e" style:font-weight-asian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monospace" fo:font-size="14pt" fo:letter-spacing="normal" fo:font-style="normal" fo:font-weight="normal" officeooo:rsid="001e7a2e" officeooo:paragraph-rsid="001e7a2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4pt" fo:letter-spacing="normal" fo:font-style="normal" fo:font-weight="normal" officeooo:paragraph-rsid="0020274d" style:font-weight-asian="normal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monospace" fo:font-size="14pt" fo:letter-spacing="normal" fo:font-style="normal" fo:font-weight="normal" officeooo:rsid="001fa160" officeooo:paragraph-rsid="001fa160" style:font-weight-asian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monospace" fo:font-size="14pt" fo:letter-spacing="normal" fo:font-style="normal" fo:font-weight="normal" officeooo:rsid="001bded7" officeooo:paragraph-rsid="001bded7" style:font-weight-asian="normal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monospace" fo:font-size="14pt" fo:letter-spacing="normal" fo:font-style="normal" fo:font-weight="normal" officeooo:rsid="001bded7" officeooo:paragraph-rsid="00225ed6" style:font-weight-asian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monospace" fo:font-size="14pt" fo:letter-spacing="normal" fo:font-style="normal" fo:font-weight="normal" officeooo:rsid="001bded7" officeooo:paragraph-rsid="0023ca21" style:font-weight-asian="norm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weight="normal" style:font-weight-asian="normal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weight="normal" officeooo:paragraph-rsid="00225ed6" style:font-weight-asian="normal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weight="normal" officeooo:paragraph-rsid="001bded7" style:font-weight-asian="normal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weight="normal" officeooo:paragraph-rsid="0023ca21" style:font-weight-asian="normal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monospace" fo:font-size="14pt" fo:letter-spacing="normal" fo:font-style="normal" fo:font-weight="normal" officeooo:paragraph-rsid="0020274d" style:font-weight-asian="normal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monospace" fo:font-size="14pt" fo:letter-spacing="normal" fo:font-style="normal" fo:font-weight="normal" officeooo:paragraph-rsid="0020d66e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monospace" fo:font-size="14pt" fo:letter-spacing="normal" fo:font-style="normal" fo:font-weight="normal" officeooo:rsid="001fa160" officeooo:paragraph-rsid="001fa160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monospace" fo:font-size="14pt" fo:letter-spacing="normal" fo:font-style="normal" fo:font-weight="normal" officeooo:rsid="001fa160" officeooo:paragraph-rsid="001fa160" style:font-weight-asian="normal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monospace" fo:font-size="14pt" fo:letter-spacing="normal" fo:font-style="normal" fo:font-weight="normal" officeooo:rsid="001fa160" officeooo:paragraph-rsid="001fa160" style:font-weight-asian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monospace" fo:font-size="14pt" fo:letter-spacing="normal" fo:font-style="normal" fo:font-weight="normal" officeooo:rsid="001fa160" officeooo:paragraph-rsid="0020274d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4pt" fo:letter-spacing="normal" fo:font-style="normal" fo:font-weight="normal" officeooo:rsid="001fa160" officeooo:paragraph-rsid="001fa160" style:font-weight-asian="normal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monospace" fo:font-size="14pt" fo:letter-spacing="normal" fo:font-style="normal" fo:font-weight="normal" officeooo:rsid="001fa160" officeooo:paragraph-rsid="0020274d" style:font-weight-asian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monospace" fo:font-size="14pt" fo:letter-spacing="normal" fo:font-style="normal" fo:font-weight="normal" officeooo:rsid="0020274d" officeooo:paragraph-rsid="0020274d" style:font-weight-asian="normal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monospace" fo:font-size="14pt" fo:letter-spacing="normal" fo:font-style="normal" fo:font-weight="normal" officeooo:rsid="0020274d" officeooo:paragraph-rsid="0020274d" style:font-weight-asian="normal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monospace" fo:font-size="14pt" fo:letter-spacing="normal" fo:font-style="normal" fo:font-weight="normal" officeooo:rsid="0020274d" officeooo:paragraph-rsid="0020274d" style:font-weight-asian="normal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monospace" fo:font-size="14pt" fo:letter-spacing="normal" fo:font-style="normal" fo:font-weight="normal" officeooo:rsid="0020274d" officeooo:paragraph-rsid="0020274d" style:font-weight-asian="normal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monospace" fo:font-size="14pt" fo:letter-spacing="normal" fo:font-style="normal" fo:font-weight="normal" officeooo:rsid="0020274d" officeooo:paragraph-rsid="0020d66e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4pt" fo:letter-spacing="normal" fo:font-style="normal" fo:font-weight="normal" officeooo:rsid="0020274d" officeooo:paragraph-rsid="0020274d" style:font-weight-asian="normal" style:font-weight-complex="normal"/>
    </style:style>
    <style:style style:name="T1" style:family="text">
      <style:text-properties style:font-name="monospace" fo:font-size="14pt" fo:font-style="normal"/>
    </style:style>
    <style:style style:name="T2" style:family="text">
      <style:text-properties style:font-name="monospace" fo:font-size="14pt" fo:font-style="normal" officeooo:rsid="001bded7"/>
    </style:style>
    <style:style style:name="T3" style:family="text">
      <style:text-properties style:font-name="monospace" fo:font-size="14pt" fo:font-style="normal" officeooo:rsid="00225ed6"/>
    </style:style>
    <style:style style:name="T4" style:family="text">
      <style:text-properties officeooo:rsid="001fa160"/>
    </style:style>
    <style:style style:name="T5" style:family="text">
      <style:text-properties officeooo:rsid="0020274d"/>
    </style:style>
    <style:style style:name="T6" style:family="text">
      <style:text-properties officeooo:rsid="0020d66e"/>
    </style:style>
    <style:style style:name="T7" style:family="text">
      <style:text-properties officeooo:rsid="00225ed6"/>
    </style:style>
    <style:style style:name="T8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estra la relacion con ID X</text:p>
      <text:p text:style-name="P1">START r=relationship(X) RETURN r</text:p>
      <text:p text:style-name="P1"/>
      <text:p text:style-name="P1">Muestra todos los nodos conectados a un nodo X, donde X es el nodo inicial de la relación.</text:p>
      <text:p text:style-name="P10"><text:span text:style-name="T1">START a = node(</text:span><text:span text:style-name="T2">X</text:span><text:span text:style-name="T1">) MATCH a--</text:span><text:span text:style-name="T2">&gt;</text:span><text:span text:style-name="T1">b RETURN b</text:span></text:p>
      <text:p text:style-name="P10"><text:span text:style-name="T1"/></text:p>
      <text:p text:style-name="P9">Muestra todos los nodos conectados a un nodo X, donde X es el nodo final de la relación.</text:p>
      <text:p text:style-name="P13"><text:span text:style-name="T1">START a = node(19) MATCH a</text:span><text:span text:style-name="T2">&lt;</text:span><text:span text:style-name="T1">--b RETURN b</text:span></text:p>
      <text:p text:style-name="P13"><text:span text:style-name="T1"/></text:p>
      <text:p text:style-name="P8">Muestra todos los nodos conectados a un nodo X, donde <text:span text:style-name="T7">su relación sea de tipo “Amigo”</text:span></text:p>
      <text:p text:style-name="P11"><text:span text:style-name="T1">START a = node(</text:span><text:span text:style-name="T2">X</text:span><text:span text:style-name="T1">) MATCH a-</text:span><text:span text:style-name="T3">[:Amigo]</text:span><text:span text:style-name="T1">-</text:span><text:span text:style-name="T2">&gt;</text:span><text:span text:style-name="T1">b RETURN b</text:span></text:p>
      <text:p text:style-name="P2"/>
      <text:p text:style-name="P12"><text:span text:style-name="T1"/></text:p>
      <text:p text:style-name="P2"/>
      <text:p text:style-name="P2"/>
      <text:p text:style-name="P2"/>
      <text:p text:style-name="P4">Muestra los amigos de mis amigos</text:p>
      <text:p text:style-name="P4">START d = node:sitios( name="Don Lolo") MATCH d-[:Socios]-&gt;friend-[:Socios]-&gt;friend_of_friend RETURN friend_of_friend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6">Departamento</text:p>
      <text:list xml:id="list1398352152" text:style-name="L1">
        <text:list-item>
          <text:p text:style-name="P16">nombre</text:p>
        </text:list-item>
        <text:list-item>
          <text:p text:style-name="P22">imagen</text:p>
        </text:list-item>
        <text:list-item>
          <text:p text:style-name="P16">latitud</text:p>
        </text:list-item>
        <text:list-item>
          <text:p text:style-name="P16">longitud</text:p>
          <text:p text:style-name="P16"/>
        </text:list-item>
      </text:list>
      <text:p text:style-name="P6">Sitio</text:p>
      <text:list xml:id="list1850792113" text:style-name="L2">
        <text:list-item>
          <text:p text:style-name="P17">nombre</text:p>
        </text:list-item>
        <text:list-item>
          <text:p text:style-name="P23">imagen</text:p>
        </text:list-item>
        <text:list-item>
          <text:p text:style-name="P17">descripcion</text:p>
        </text:list-item>
        <text:list-item>
          <text:p text:style-name="P17">tipo</text:p>
        </text:list-item>
        <text:list-item>
          <text:p text:style-name="P17">telefono</text:p>
        </text:list-item>
        <text:list-item>
          <text:p text:style-name="P17">direccion</text:p>
        </text:list-item>
        <text:list-item>
          <text:p text:style-name="P17">correo</text:p>
        </text:list-item>
        <text:list-item>
          <text:p text:style-name="P17">latitud</text:p>
        </text:list-item>
        <text:list-item>
          <text:p text:style-name="P17">longitud</text:p>
        </text:list-item>
        <text:list-item>
          <text:p text:style-name="P17">facebook</text:p>
        </text:list-item>
        <text:list-item>
          <text:p text:style-name="P17">twitter</text:p>
        </text:list-item>
        <text:list-item>
          <text:p text:style-name="P17">youtube</text:p>
          <text:p text:style-name="P17"/>
        </text:list-item>
      </text:list>
      <text:p text:style-name="P6">Usuario</text:p>
      <text:list xml:id="list1876020210" text:style-name="L3">
        <text:list-item>
          <text:p text:style-name="P18">nombre</text:p>
        </text:list-item>
        <text:list-item>
          <text:p text:style-name="P18">apellido</text:p>
        </text:list-item>
        <text:list-item>
          <text:p text:style-name="P24">imagen</text:p>
        </text:list-item>
        <text:list-item>
          <text:p text:style-name="P18">nick</text:p>
        </text:list-item>
        <text:list-item>
          <text:p text:style-name="P18">genero</text:p>
        </text:list-item>
        <text:list-item>
          <text:p text:style-name="P18">fechaNacimiento</text:p>
        </text:list-item>
        <text:list-item>
          <text:p text:style-name="P18">ciudadOrigne</text:p>
        </text:list-item>
        <text:list-item>
          <text:p text:style-name="P18">lugarRecidencia</text:p>
        </text:list-item>
        <text:list-item>
          <text:p text:style-name="P18">correo</text:p>
        </text:list-item>
        <text:list-item>
          <text:p text:style-name="P18">sitioWeb</text:p>
        </text:list-item>
        <text:list-item>
          <text:p text:style-name="P18">contraseña</text:p>
        </text:list-item>
        <text:list-item>
          <text:p text:style-name="P19"><text:soft-page-break/>facebook</text:p>
        </text:list-item>
        <text:list-item>
          <text:p text:style-name="P19">twitter</text:p>
        </text:list-item>
        <text:list-item>
          <text:p text:style-name="P19">youtube</text:p>
        </text:list-item>
      </text:list>
      <text:p text:style-name="P20"/>
      <text:p text:style-name="P20">Empresa</text:p>
      <text:list xml:id="list1990182088" text:style-name="L4">
        <text:list-item>
          <text:p text:style-name="P25">nombre</text:p>
        </text:list-item>
        <text:list-item>
          <text:p text:style-name="P25">imagen</text:p>
        </text:list-item>
        <text:list-item>
          <text:p text:style-name="P25">nit</text:p>
        </text:list-item>
        <text:list-item>
          <text:p text:style-name="P25">descripcion</text:p>
        </text:list-item>
        <text:list-item>
          <text:p text:style-name="P21">ciudad</text:p>
        </text:list-item>
        <text:list-item>
          <text:p text:style-name="P25">telefono</text:p>
        </text:list-item>
        <text:list-item>
          <text:p text:style-name="P25">direccion</text:p>
        </text:list-item>
        <text:list-item>
          <text:p text:style-name="P21">correo</text:p>
        </text:list-item>
        <text:list-item>
          <text:p text:style-name="P21">sitioWeb</text:p>
        </text:list-item>
        <text:list-item>
          <text:p text:style-name="P21">contraseña</text:p>
        </text:list-item>
        <text:list-item>
          <text:p text:style-name="P21">latitud</text:p>
        </text:list-item>
        <text:list-item>
          <text:p text:style-name="P21">longitud</text:p>
        </text:list-item>
        <text:list-item>
          <text:p text:style-name="P21">facebook</text:p>
        </text:list-item>
        <text:list-item>
          <text:p text:style-name="P21">twitter</text:p>
        </text:list-item>
        <text:list-item>
          <text:p text:style-name="P21">youtube</text:p>
        </text:list-item>
      </text:list>
      <text:p text:style-name="P6"/>
      <text:p text:style-name="P5"><text:span text:style-name="T4">E</text:span><text:span text:style-name="T5">xperiencia</text:span></text:p>
      <text:list xml:id="list2180942039" text:continue-numbering="true" text:style-name="L4">
        <text:list-item>
          <text:p text:style-name="P25">nombre</text:p>
        </text:list-item>
        <text:list-item>
          <text:p text:style-name="P25">descripción</text:p>
        </text:list-item>
      </text:list>
      <text:p text:style-name="P27"/>
      <text:p text:style-name="P27">Imagenes</text:p>
      <text:list xml:id="list122025599" text:continue-numbering="true" text:style-name="L4">
        <text:list-item>
          <text:p text:style-name="P25">nombre</text:p>
        </text:list-item>
        <text:list-item>
          <text:p text:style-name="P25">descripción</text:p>
        </text:list-item>
        <text:list-item>
          <text:p text:style-name="P14"><text:span text:style-name="T5">comentario</text:span><text:span text:style-name="T6">1</text:span></text:p>
        </text:list-item>
        <text:list-item>
          <text:p text:style-name="P15"><text:span text:style-name="T5">comentario</text:span><text:span text:style-name="T6">2</text:span></text:p>
        </text:list-item>
        <text:list-item>
          <text:p text:style-name="P15"><text:span text:style-name="T5">comentario</text:span><text:span text:style-name="T6">3</text:span></text:p>
        </text:list-item>
        <text:list-item>
          <text:p text:style-name="P26">comentario...</text:p>
        </text:list-item>
        <text:list-item>
          <text:p text:style-name="P15"><text:span text:style-name="T5">comentario</text:span><text:span text:style-name="T6">N-1</text:span></text:p>
        </text:list-item>
        <text:list-item>
          <text:p text:style-name="P15"><text:span text:style-name="T5">comentario</text:span><text:span text:style-name="T6">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4T01:19:50</meta:creation-date>
    <dc:date>2013-07-05T16:55:03</dc:date>
    <meta:editing-duration>PT41M7S</meta:editing-duration>
    <meta:editing-cycles>6</meta:editing-cycles>
    <meta:generator>LibreOffice/3.6$Linux_x86 LibreOffice_project/360m1$Build-2</meta:generator>
    <dc:creator>Julian Varela</dc:creator>
    <meta:document-statistic meta:table-count="0" meta:image-count="0" meta:object-count="0" meta:page-count="3" meta:paragraph-count="71" meta:word-count="220" meta:character-count="1146" meta:non-whitespace-character-count="1054"/>
  </office:meta>
</office:document-meta>
</file>